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9bd7" officeooo:paragraph-rsid="00012c83"/>
    </style:style>
    <style:style style:name="P2" style:family="paragraph" style:parent-style-name="Standard" style:list-style-name="L1">
      <style:text-properties officeooo:rsid="00199bd7" officeooo:paragraph-rsid="00012c83"/>
    </style:style>
    <style:style style:name="T1" style:family="text">
      <style:text-properties officeooo:rsid="00012c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ommand line : </text:p>
      <text:list xml:id="list19560198" text:style-name="L1">
        <text:list-item>
          <text:p text:style-name="P2">sudo lscpu</text:p>
        </text:list-item>
      </text:list>
      <text:p text:style-name="P1"/>
      <text:p text:style-name="P1">alexandru@alexandru-HP-ProBook-430-G4:~$ sudo lscpu</text:p>
      <text:p text:style-name="P1">Architecture: <text:s text:c="7"/>x86_64</text:p>
      <text:p text:style-name="P1">CPU op-mode(s): <text:s text:c="5"/>32-bit, 64-bit</text:p>
      <text:p text:style-name="P1">Byte Order: <text:s text:c="9"/>Little Endian</text:p>
      <text:p text:style-name="P1">CPU(s): <text:s text:c="13"/>4</text:p>
      <text:p text:style-name="P1">On-line CPU(s) list: 0-3</text:p>
      <text:p text:style-name="P1">Thread(s) per core: <text:s/>2</text:p>
      <text:p text:style-name="P1">Core(s) per socket: <text:s/>2</text:p>
      <text:p text:style-name="P1">Socket(s): <text:s text:c="10"/>1</text:p>
      <text:p text:style-name="P1">NUMA node(s): <text:s text:c="7"/>1</text:p>
      <text:p text:style-name="P1">Vendor ID: <text:s text:c="10"/>GenuineIntel</text:p>
      <text:p text:style-name="P1">CPU family: <text:s text:c="9"/>6</text:p>
      <text:p text:style-name="P1">Model: <text:s text:c="14"/>142</text:p>
      <text:p text:style-name="P1">Model name: <text:s text:c="9"/>Intel(R) Core(TM) i5-7200U CPU @ 2.50GHz</text:p>
      <text:p text:style-name="P1">Stepping: <text:s text:c="11"/>9</text:p>
      <text:p text:style-name="P1">CPU MHz: <text:s text:c="12"/>2047.779</text:p>
      <text:p text:style-name="P1">CPU max MHz: <text:s text:c="8"/>3100,0000</text:p>
      <text:p text:style-name="P1">CPU min MHz: <text:s text:c="8"/>400,0000</text:p>
      <text:p text:style-name="P1">BogoMIPS: <text:s text:c="11"/>5424.00</text:p>
      <text:p text:style-name="P1">Virtualization: <text:s text:c="5"/>VT-x</text:p>
      <text:p text:style-name="P1">L1d cache: <text:s text:c="10"/>32K</text:p>
      <text:p text:style-name="P1">L1i cache: <text:s text:c="10"/>32K</text:p>
      <text:p text:style-name="P1">L2 cache: <text:s text:c="11"/>256K</text:p>
      <text:p text:style-name="P1">L3 cache: <text:s text:c="11"/>3072K</text:p>
      <text:p text:style-name="P1">NUMA node0 CPU(s): <text:s text:c="2"/>0-3</text:p>
      <text:p text:style-name="P1">Flags: <text:s text:c="14"/>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invpcid_single pti ssbd ibrs ibpb stibp tpr_shadow vnmi flexpriority ept vpid ept_ad fsgsbase tsc_adjust bmi1 avx2 smep bmi2 erms invpcid mpx rdseed adx smap clflushopt intel_pt xsaveopt xsavec xgetbv1 xsaves dtherm ida arat pln pts hwp hwp_notify hwp_act_window hwp_epp md_clear flush_l1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7:29:55.131256980</meta:creation-date>
    <dc:date>2019-12-04T17:32:15.530158668</dc:date>
    <meta:editing-duration>PT2M20S</meta:editing-duration>
    <meta:editing-cycles>1</meta:editing-cycles>
    <meta:document-statistic meta:table-count="0" meta:image-count="0" meta:object-count="0" meta:page-count="1" meta:paragraph-count="28" meta:word-count="205" meta:character-count="1503" meta:non-whitespace-character-count="1118"/>
    <meta:generator>LibreOffice/6.0.7.3$Linux_X86_64 LibreOffice_project/00m0$Build-3</meta:generator>
  </office:meta>
</office:document-meta>
</file>